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wiczenia_egzamin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1" table:number-columns-repeated="33" table:default-cell-style-name="ce11"/>
        <table:table-column table:style-name="co3" table:number-columns-repeated="12" table:default-cell-style-name="ce11"/>
        <table:table-column table:style-name="co4" table:number-columns-repeated="971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lp.</text:p>
          </table:table-cell>
          <table:table-cell table:style-name="ce12" office:value-type="string" calcext:value-type="string" table:number-columns-spanned="1" table:number-rows-spanned="2">
            <text:p>nr albumu</text:p>
          </table:table-cell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1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1"/>
          <table:table-cell table:style-name="ce1" office:value-type="float" office:value="11" calcext:value-type="float" table:number-columns-spanned="2" table:number-rows-spanned="1">
            <text:p>11</text:p>
          </table:table-cell>
          <table:covered-table-cell table:style-name="ce1"/>
          <table:table-cell table:style-name="ce1" office:value-type="float" office:value="12" calcext:value-type="float" table:number-columns-spanned="2" table:number-rows-spanned="1">
            <text:p>12</text:p>
          </table:table-cell>
          <table:covered-table-cell table:style-name="ce1"/>
          <table:table-cell table:style-name="ce1" office:value-type="float" office:value="13" calcext:value-type="float" table:number-columns-spanned="2" table:number-rows-spanned="1">
            <text:p>13</text:p>
          </table:table-cell>
          <table:covered-table-cell table:style-name="ce1"/>
          <table:table-cell table:style-name="ce1" office:value-type="float" office:value="14" calcext:value-type="float" table:number-columns-spanned="2" table:number-rows-spanned="1">
            <text:p>14</text:p>
          </table:table-cell>
          <table:covered-table-cell table:style-name="ce1"/>
          <table:table-cell table:style-name="ce1" office:value-type="float" office:value="15" calcext:value-type="float" table:number-columns-spanned="2" table:number-rows-spanned="1">
            <text:p>15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1</text:p>
          </table:table-cell>
          <table:table-cell table:style-name="ce1" office:value-type="string" calcext:value-type="string" table:number-columns-spanned="1" table:number-rows-spanned="2">
            <text:p>S2</text:p>
          </table:table-cell>
          <table:table-cell table:style-name="ce1" office:value-type="string" calcext:value-type="string" table:number-columns-spanned="1" table:number-rows-spanned="2">
            <text:p>S3</text:p>
          </table:table-cell>
          <table:table-cell table:style-name="ce12" office:value-type="string" calcext:value-type="string" table:number-columns-spanned="1" table:number-rows-spanned="2">
            <text:p>obecności</text:p>
          </table:table-cell>
          <table:table-cell table:style-name="ce12" office:value-type="string" calcext:value-type="string" table:number-columns-spanned="1" table:number-rows-spanned="2">
            <text:p>aktywność</text:p>
          </table:table-cell>
          <table:table-cell table:style-name="ce1" office:value-type="string" calcext:value-type="string" table:number-columns-spanned="1" table:number-rows-spanned="2">
            <text:p>punkty</text:p>
          </table:table-cell>
          <table:table-cell table:style-name="ce1" office:value-type="string" calcext:value-type="string" table:number-columns-spanned="1" table:number-rows-spanned="2">
            <text:p>ocena</text:p>
          </table:table-cell>
          <table:table-cell table:style-name="ce1" office:value-type="string" calcext:value-type="string" table:number-columns-spanned="2" table:number-rows-spanned="1">
            <text:p>popraw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3(prolongata)</text:p>
          </table:table-cell>
          <table:covered-table-cell table:style-name="ce1"/>
          <table:table-cell table:number-columns-repeated="9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covered-table-cell table:number-columns-repeated="7" table:style-name="ce1"/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number-columns-repeated="97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4933" calcext:value-type="float">
            <text:p>9493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4" table:formula="of:=SUM([.C3];[.E3];[.G3];[.I3];[.K3];[.M3];[.O3];[.Q3];[.S3];[.U3];[.W3];[.Y3];[.AA3];[.AE3])/15" office:value-type="percentage" office:value="0.866666666666667" calcext:value-type="percentage">
            <text:p>87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G3];[.AH3];[.AI3];[.AK3])" office:value-type="float" office:value="76" calcext:value-type="float">
            <text:p>7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3" office:value-type="string" calcext:value-type="string">
            <text:p>3(ćw)</text:p>
          </table:table-cell>
          <table:table-cell table:style-name="ce1" table:number-columns-repeated="4"/>
          <table:table-cell table:number-columns-repeated="97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4935" calcext:value-type="float">
            <text:p>9493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4" table:formula="of:=SUM([.C4];[.E4];[.G4];[.I4];[.K4];[.M4];[.O4];[.Q4];[.S4];[.U4];[.W4];[.Y4];[.AA4];[.AE4])/15" office:value-type="percentage" office:value="0.866666666666667" calcext:value-type="percentage">
            <text:p>87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G4];[.AH4];[.AI4];[.AK4])" office:value-type="float" office:value="23" calcext:value-type="float">
            <text:p>23</text:p>
          </table:table-cell>
          <table:table-cell table:style-name="ce13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7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4936" calcext:value-type="float">
            <text:p>94936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11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5" calcext:value-type="float">
            <text:p>25</text:p>
          </table:table-cell>
          <table:table-cell table:style-name="ce13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4" table:formula="of:=SUM([.C5];[.E5];[.G5];[.I5];[.K5];[.M5];[.O5];[.Q5];[.S5];[.U5];[.W5];[.Y5];[.AA5];[.AE5])/15" office:value-type="percentage" office:value="0.866666666666667" calcext:value-type="percentage">
            <text:p>87%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SUM([.AG5];[.AH5];[.AI5];[.AK5])" office:value-type="float" office:value="84" calcext:value-type="float">
            <text:p>84</text:p>
          </table:table-cell>
          <table:table-cell table:style-name="ce13" office:value-type="float" office:value="4.5" calcext:value-type="float">
            <text:p>4,5</text:p>
          </table:table-cell>
          <table:table-cell table:style-name="ce1" office:value-type="string" calcext:value-type="string">
            <text:p>30(s2)</text:p>
          </table:table-cell>
          <table:table-cell table:style-name="ce1" table:number-columns-repeated="2"/>
          <table:table-cell table:style-name="ce13" office:value-type="string" calcext:value-type="string">
            <text:p>3,5(ćw)</text:p>
          </table:table-cell>
          <table:table-cell table:style-name="ce1" table:number-columns-repeated="4"/>
          <table:table-cell table:number-columns-repeated="97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94938" calcext:value-type="float">
            <text:p>94938</text:p>
          </table:table-cell>
          <table:table-cell table:style-name="ce1" table:number-columns-repeated="2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C6];[.E6];[.G6];[.I6];[.K6];[.M6];[.O6];[.Q6];[.S6];[.U6];[.W6];[.Y6];[.AA6];[.AE6])/15" office:value-type="percentage" office:value="0.0666666666666667" calcext:value-type="percentage">
            <text:p>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6];[.AH6];[.AI6];[.AK6])" office:value-type="float" office:value="0" calcext:value-type="float">
            <text:p>0</text:p>
          </table:table-cell>
          <table:table-cell table:style-name="ce13"/>
          <table:table-cell table:style-name="ce1" table:number-columns-repeated="8"/>
          <table:table-cell table:number-columns-repeated="97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4939" calcext:value-type="float">
            <text:p>9493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4" table:formula="of:=SUM([.C7];[.E7];[.G7];[.I7];[.K7];[.M7];[.O7];[.Q7];[.S7];[.U7];[.W7];[.Y7];[.AA7];[.AE7])/15" office:value-type="percentage" office:value="0.8" calcext:value-type="percentage">
            <text:p>8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G7];[.AH7];[.AI7];[.AK7])" office:value-type="float" office:value="3" calcext:value-type="float">
            <text:p>3</text:p>
          </table:table-cell>
          <table:table-cell table:style-name="ce13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95026" calcext:value-type="float">
            <text:p>95026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4" table:formula="of:=SUM([.C8];[.E8];[.G8];[.I8];[.K8];[.M8];[.O8];[.Q8];[.S8];[.U8];[.W8];[.Y8];[.AA8];[.AE8])/15" office:value-type="percentage" office:value="0.8" calcext:value-type="percentage">
            <text:p>8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G8];[.AH8];[.AI8];[.AK8])" office:value-type="float" office:value="36" calcext:value-type="float">
            <text:p>36</text:p>
          </table:table-cell>
          <table:table-cell table:style-name="ce13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4"/>
          <table:table-cell table:number-columns-repeated="97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94940" calcext:value-type="float">
            <text:p>94940</text:p>
          </table:table-cell>
          <table:table-cell table:style-name="ce1" table:number-columns-repeated="2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C9];[.E9];[.G9];[.I9];[.K9];[.M9];[.O9];[.Q9];[.S9];[.U9];[.W9];[.Y9];[.AA9];[.AE9])/15" office:value-type="percentage" office:value="0.0666666666666667" calcext:value-type="percentage">
            <text:p>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9];[.AH9];[.AI9];[.AK9])" office:value-type="float" office:value="0" calcext:value-type="float">
            <text:p>0</text:p>
          </table:table-cell>
          <table:table-cell table:style-name="ce13"/>
          <table:table-cell table:style-name="ce1" table:number-columns-repeated="8"/>
          <table:table-cell table:number-columns-repeated="97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94943" calcext:value-type="float">
            <text:p>9494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7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9" calcext:value-type="float">
            <text:p>29</text:p>
          </table:table-cell>
          <table:table-cell table:style-name="ce13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4" table:formula="of:=SUM([.C10];[.E10];[.G10];[.I10];[.K10];[.M10];[.O10];[.Q10];[.S10];[.U10];[.W10];[.Y10];[.AA10];[.AE10])/15" office:value-type="percentage" office:value="0.933333333333333" calcext:value-type="percentage">
            <text:p>93%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SUM([.AG10];[.AH10];[.AI10];[.AK10])" office:value-type="float" office:value="89" calcext:value-type="float">
            <text:p>89</text:p>
          </table:table-cell>
          <table:table-cell table:style-name="ce13" office:value-type="float" office:value="5" calcext:value-type="float">
            <text:p>5</text:p>
          </table:table-cell>
          <table:table-cell table:style-name="ce1" office:value-type="string" calcext:value-type="string">
            <text:p>27(s2)</text:p>
          </table:table-cell>
          <table:table-cell table:style-name="ce1" table:number-columns-repeated="2"/>
          <table:table-cell table:style-name="ce13" office:value-type="string" calcext:value-type="string">
            <text:p>4(ćw)</text:p>
          </table:table-cell>
          <table:table-cell table:style-name="ce1" table:number-columns-repeated="4"/>
          <table:table-cell table:number-columns-repeated="97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93616" calcext:value-type="float">
            <text:p>93616</text:p>
          </table:table-cell>
          <table:table-cell table:style-name="ce1" table:number-columns-repeated="2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C11];[.E11];[.G11];[.I11];[.K11];[.M11];[.O11];[.Q11];[.S11];[.U11];[.W11];[.Y11];[.AA11];[.AE11])/15" office:value-type="percentage" office:value="0.0666666666666667" calcext:value-type="percentage">
            <text:p>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11];[.AH11];[.AI11];[.AK11])" office:value-type="float" office:value="0" calcext:value-type="float">
            <text:p>0</text:p>
          </table:table-cell>
          <table:table-cell table:style-name="ce13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97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4944" calcext:value-type="float">
            <text:p>94944</text:p>
          </table:table-cell>
          <table:table-cell table:style-name="ce1" table:number-columns-repeated="2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3"/>
          <table:table-cell table:style-name="ce1"/>
          <table:table-cell table:style-name="ce14" table:formula="of:=SUM([.C12];[.E12];[.G12];[.I12];[.K12];[.M12];[.O12];[.Q12];[.S12];[.U12];[.W12];[.Y12];[.AA12];[.AE12])/15" office:value-type="percentage" office:value="0.0666666666666667" calcext:value-type="percentage">
            <text:p>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12];[.AH12];[.AI12];[.AK12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4945" calcext:value-type="float">
            <text:p>94945</text:p>
          </table:table-cell>
          <table:table-cell table:style-name="ce1" table:number-columns-repeated="2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C13];[.E13];[.G13];[.I13];[.K13];[.M13];[.O13];[.Q13];[.S13];[.U13];[.W13];[.Y13];[.AA13];[.AE13])/15" office:value-type="percentage" office:value="0.0666666666666667" calcext:value-type="percentage">
            <text:p>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13];[.AH13];[.AI13];[.AK13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4946" calcext:value-type="float">
            <text:p>9494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8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4" table:formula="of:=SUM([.C14];[.E14];[.G14];[.I14];[.K14];[.M14];[.O14];[.Q14];[.S14];[.U14];[.W14];[.Y14];[.AA14];[.AE14])/15" office:value-type="percentage" office:value="0.8" calcext:value-type="percentage">
            <text:p>80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G14];[.AH14];[.AI14];[.AK14])" office:value-type="float" office:value="6" calcext:value-type="float">
            <text:p>6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3337" calcext:value-type="float">
            <text:p>93337</text:p>
          </table:table-cell>
          <table:table-cell table:style-name="ce1" table:number-columns-repeated="2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C15];[.E15];[.G15];[.I15];[.K15];[.M15];[.O15];[.Q15];[.S15];[.U15];[.W15];[.Y15];[.AA15];[.AE15])/15" office:value-type="percentage" office:value="0.0666666666666667" calcext:value-type="percentage">
            <text:p>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15];[.AH15];[.AI15];[.AK15])" office:value-type="float" office:value="0" calcext:value-type="float">
            <text:p>0</text:p>
          </table:table-cell>
          <table:table-cell table:style-name="ce13"/>
          <table:table-cell table:style-name="ce1" table:number-columns-repeated="8"/>
          <table:table-cell table:number-columns-repeated="97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94947" calcext:value-type="float">
            <text:p>94947</text:p>
          </table:table-cell>
          <table:table-cell table:style-name="ce1" table:number-columns-repeated="2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C16];[.E16];[.G16];[.I16];[.K16];[.M16];[.O16];[.Q16];[.S16];[.U16];[.W16];[.Y16];[.AA16];[.AE16])/15" office:value-type="percentage" office:value="0.0666666666666667" calcext:value-type="percentage">
            <text:p>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16];[.AH16];[.AI16];[.AK16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94948" calcext:value-type="float">
            <text:p>9494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table:formula="of:=SUM([.C17];[.E17];[.G17];[.I17];[.K17];[.M17];[.O17];[.Q17];[.S17];[.U17];[.W17];[.Y17];[.AA17];[.AE17])/15" office:value-type="percentage" office:value="0.8" calcext:value-type="percentage">
            <text:p>80%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AG17];[.AH17];[.AI17];[.AK17])" office:value-type="float" office:value="3" calcext:value-type="float">
            <text:p>3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94950" calcext:value-type="float">
            <text:p>94950</text:p>
          </table:table-cell>
          <table:table-cell table:style-name="ce1" table:number-columns-repeated="2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C18];[.E18];[.G18];[.I18];[.K18];[.M18];[.O18];[.Q18];[.S18];[.U18];[.W18];[.Y18];[.AA18];[.AE18])/15" office:value-type="percentage" office:value="0.0666666666666667" calcext:value-type="percentage">
            <text:p>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G18];[.AH18];[.AI18];[.AK18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4952" calcext:value-type="float">
            <text:p>9495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4" table:formula="of:=SUM([.C19];[.E19];[.G19];[.I19];[.K19];[.M19];[.O19];[.Q19];[.S19];[.U19];[.W19];[.Y19];[.AA19];[.AE19])/15" office:value-type="percentage" office:value="0.866666666666667" calcext:value-type="percentage">
            <text:p>87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AG19];[.AH19];[.AI19];[.AK19])" office:value-type="float" office:value="23" calcext:value-type="float">
            <text:p>23</text:p>
          </table:table-cell>
          <table:table-cell table:style-name="ce13" office:value-type="string" calcext:value-type="string">
            <text:p>4(T2)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97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94954" calcext:value-type="float">
            <text:p>9495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4" table:formula="of:=SUM([.C20];[.E20];[.G20];[.I20];[.K20];[.M20];[.O20];[.Q20];[.S20];[.U20];[.W20];[.Y20];[.AA20];[.AE20])/15" office:value-type="percentage" office:value="0.866666666666667" calcext:value-type="percentage">
            <text:p>87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G20];[.AH20];[.AI20];[.AK20])" office:value-type="float" office:value="18" calcext:value-type="float">
            <text:p>18</text:p>
          </table:table-cell>
          <table:table-cell table:style-name="ce13" office:value-type="string" calcext:value-type="string">
            <text:p>3(T2)</text:p>
          </table:table-cell>
          <table:table-cell table:style-name="ce1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94620" calcext:value-type="float">
            <text:p>9462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4" table:formula="of:=SUM([.C21];[.E21];[.G21];[.I21];[.K21];[.M21];[.O21];[.Q21];[.S21];[.U21];[.W21];[.Y21];[.AA21];[.AE21])/15" office:value-type="percentage" office:value="0.866666666666667" calcext:value-type="percentage">
            <text:p>87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G21];[.AH21];[.AI21];[.AK21])" office:value-type="float" office:value="61" calcext:value-type="float">
            <text:p>61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string" calcext:value-type="string">
            <text:p>23(s2)</text:p>
          </table:table-cell>
          <table:table-cell table:style-name="ce1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7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number-columns-repeated="34"/>
          <table:table-cell table:style-name="ce14"/>
          <table:table-cell table:style-name="ce1" table:number-columns-repeated="11"/>
          <table:table-cell table:number-columns-repeated="97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number-columns-repeated="34"/>
          <table:table-cell table:style-name="ce14"/>
          <table:table-cell table:style-name="ce1" table:number-columns-repeated="11"/>
          <table:table-cell table:number-columns-repeated="97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number-columns-repeated="34"/>
          <table:table-cell table:style-name="ce14"/>
          <table:table-cell table:style-name="ce1" table:number-columns-repeated="11"/>
          <table:table-cell table:number-columns-repeated="97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number-columns-repeated="34"/>
          <table:table-cell table:style-name="ce14"/>
          <table:table-cell table:style-name="ce1" table:number-columns-repeated="2"/>
          <table:table-cell table:style-name="ce13"/>
          <table:table-cell table:style-name="ce1" table:number-columns-repeated="8"/>
          <table:table-cell table:number-columns-repeated="97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number-columns-repeated="34"/>
          <table:table-cell table:style-name="ce14"/>
          <table:table-cell table:style-name="ce1" table:number-columns-repeated="11"/>
          <table:table-cell table:number-columns-repeated="97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number-columns-repeated="34"/>
          <table:table-cell table:style-name="ce14"/>
          <table:table-cell table:style-name="ce1" table:number-columns-repeated="2"/>
          <table:table-cell table:style-name="ce13"/>
          <table:table-cell table:style-name="ce1" table:number-columns-repeated="8"/>
          <table:table-cell table:number-columns-repeated="97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number-columns-repeated="46"/>
          <table:table-cell table:number-columns-repeated="97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46"/>
          <table:table-cell table:number-columns-repeated="97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46"/>
          <table:table-cell table:number-columns-repeated="97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46"/>
          <table:table-cell table:number-columns-repeated="97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46"/>
          <table:table-cell table:number-columns-repeated="97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number-columns-repeated="46"/>
          <table:table-cell table:number-columns-repeated="97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number-columns-repeated="46"/>
          <table:table-cell table:number-columns-repeated="97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number-columns-repeated="46"/>
          <table:table-cell table:number-columns-repeated="97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number-columns-repeated="46"/>
          <table:table-cell table:number-columns-repeated="97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number-columns-repeated="46"/>
          <table:table-cell table:number-columns-repeated="971"/>
        </table:table-row>
        <table:table-row table:style-name="ro1" table:number-rows-repeated="1048538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7">00.00.0000</text:date>, <text:time style:data-style-name="N2" text:time-value="12:13:10.73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2T23:08:30.735000000</meta:creation-date>
    <dc:date>2023-02-17T12:16:56.258000000</dc:date>
    <meta:editing-duration>PT3H2M13S</meta:editing-duration>
    <meta:editing-cycles>70</meta:editing-cycles>
    <meta:generator>LibreOffice/6.0.5.2$Windows_X86_64 LibreOffice_project/54c8cbb85f300ac59db32fe8a675ff7683cd5a16</meta:generator>
    <meta:document-statistic meta:table-count="1" meta:cell-count="500" meta:object-count="0"/>
  </office:meta>
</office:document-meta>
</file>